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2-08-25" calcext:value-type="date">
            <text:p>25/08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02" calcext:value-type="date">
            <text:p>02/01/2011</text:p>
          </table:table-cell>
          <table:table-cell office:value-type="string" calcext:value-type="string">
            <text:p>Ma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Djénéba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intou H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0" calcext:value-type="date">
            <text:p>20/02/2012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ohan</text:p>
          </table:table-cell>
          <table:table-cell office:value-type="string" calcext:value-type="string">
            <text:p>KAM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09" calcext:value-type="date">
            <text:p>09/03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AMAT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391" calcext:value-type="float">
            <text:p>391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0" calcext:value-type="date">
            <text:p>10/03/2012</text:p>
          </table:table-cell>
          <table:table-cell office:value-type="string" calcext:value-type="string">
            <text:p>Tiétigui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énè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1-22" calcext:value-type="date">
            <text:p>22/11/2013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5" calcext:value-type="date">
            <text:p>15/03/2011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oundjè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5-26" calcext:value-type="date">
            <text:p>26/05/2010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0" calcext:value-type="date">
            <text:p>10/02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8" calcext:value-type="date">
            <text:p>08/12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Dicko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385" calcext:value-type="float">
            <text:p>38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08" calcext:value-type="date">
            <text:p>08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thil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415" calcext:value-type="float">
            <text:p>415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3" calcext:value-type="date">
            <text:p>23/05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03" calcext:value-type="float">
            <text:p>403</text:p>
          </table:table-cell>
          <table:table-cell office:value-type="string" calcext:value-type="string">
            <text:p>Baïssou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07" calcext:value-type="date">
            <text:p>07/01/2012</text:p>
          </table:table-cell>
          <table:table-cell office:value-type="string" calcext:value-type="string">
            <text:p>Tidjani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10" calcext:value-type="date">
            <text:p>10/11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ramé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388" calcext:value-type="float">
            <text:p>388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8" calcext:value-type="date">
            <text:p>18/08/2012</text:p>
          </table:table-cell>
          <table:table-cell office:value-type="string" calcext:value-type="string">
            <text:p>Cheick oumar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346" calcext:value-type="float">
            <text:p>34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3" calcext:value-type="date">
            <text:p>13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é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0" calcext:value-type="date">
            <text:p>20/09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atoumata T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2" calcext:value-type="date">
            <text:p>12/08/2010</text:p>
          </table:table-cell>
          <table:table-cell office:value-type="string" calcext:value-type="string">
            <text:p>Tji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433" calcext:value-type="float">
            <text:p>43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23" calcext:value-type="date">
            <text:p>23/10/2011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7" calcext:value-type="date">
            <text:p>17/03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411" calcext:value-type="float">
            <text:p>411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1-01-08" calcext:value-type="date">
            <text:p>08/01/2011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439" calcext:value-type="float">
            <text:p>439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12" calcext:value-type="date">
            <text:p>12/05/20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Diepkil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float" office:value="437" calcext:value-type="float">
            <text:p>437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mp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1-03-06" calcext:value-type="date">
            <text:p>06/03/2011</text:p>
          </table:table-cell>
          <table:table-cell office:value-type="string" calcext:value-type="string">
            <text:p>Tidiani</text:p>
          </table:table-cell>
          <table:table-cell office:value-type="string" calcext:value-type="string">
            <text:p>Kamp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405" calcext:value-type="float">
            <text:p>405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Yatté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atté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206" calcext:value-type="float">
            <text:p>20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2" calcext:value-type="date">
            <text:p>22/05/2012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iby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3" calcext:value-type="date">
            <text:p>23/04/2012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</text:p>
          </table:table-cell>
          <table:table-cell office:value-type="string" calcext:value-type="string">
            <text:p>Siby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298" calcext:value-type="float">
            <text:p>298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1-10" calcext:value-type="date">
            <text:p>10/01/2010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embelé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427" calcext:value-type="float">
            <text:p>427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7-19" calcext:value-type="date">
            <text:p>19/07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8" calcext:value-type="date">
            <text:p>28/12/2010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13" calcext:value-type="date">
            <text:p>13/06/2010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418" calcext:value-type="float">
            <text:p>418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01" calcext:value-type="date">
            <text:p>01/02/2011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dama Amar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17" calcext:value-type="date">
            <text:p>17/01/2012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09" calcext:value-type="date">
            <text:p>09/10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396" calcext:value-type="float">
            <text:p>396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9-26" calcext:value-type="date">
            <text:p>26/09/2010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1-08" calcext:value-type="date">
            <text:p>08/11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274" calcext:value-type="float">
            <text:p>274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7-16" calcext:value-type="date">
            <text:p>16/07/2011</text:p>
          </table:table-cell>
          <table:table-cell office:value-type="string" calcext:value-type="string">
            <text:p>Issiak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18" calcext:value-type="date">
            <text:p>18/07/2011</text:p>
          </table:table-cell>
          <table:table-cell office:value-type="string" calcext:value-type="string">
            <text:p>Cheick Oumar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office:value-type="float" office:value="326" calcext:value-type="float">
            <text:p>326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Fomb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0-04-13" calcext:value-type="date">
            <text:p>13/04/2010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uyat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ahariatou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3" calcext:value-type="date">
            <text:p>23/05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So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0-04-26" calcext:value-type="date">
            <text:p>26/04/2010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Soré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office:value-type="float" office:value="308" calcext:value-type="float">
            <text:p>308</text:p>
          </table:table-cell>
          <table:table-cell office:value-type="string" calcext:value-type="string">
            <text:p>Adama D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1-09-01" calcext:value-type="date">
            <text:p>01/09/2011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Dagno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float" office:value="281" calcext:value-type="float">
            <text:p>281</text:p>
          </table:table-cell>
          <table:table-cell office:value-type="string" calcext:value-type="string">
            <text:p>Képh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09-04-10" calcext:value-type="date">
            <text:p>10/04/2009</text:p>
          </table:table-cell>
          <table:table-cell office:value-type="string" calcext:value-type="string">
            <text:p>Tiemoko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Sabadog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310" calcext:value-type="float">
            <text:p>310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09-11-29" calcext:value-type="date">
            <text:p>29/11/2009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16" calcext:value-type="date">
            <text:p>16/07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21" calcext:value-type="date">
            <text:p>21/12/200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Nakan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ra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1-06" calcext:value-type="date">
            <text:p>06/01/2009</text:p>
          </table:table-cell>
          <table:table-cell office:value-type="string" calcext:value-type="string">
            <text:p>Boukary</text:p>
          </table:table-cell>
          <table:table-cell office:value-type="string" calcext:value-type="string">
            <text:p>Drabo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ê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7-29" calcext:value-type="date">
            <text:p>29/07/2009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Sogoba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orié</text:p>
          </table:table-cell>
          <table:table-cell office:value-type="string" calcext:value-type="string">
            <text:p>Saff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4-17" calcext:value-type="date">
            <text:p>17/04/2011</text:p>
          </table:table-cell>
          <table:table-cell office:value-type="string" calcext:value-type="string">
            <text:p>Hady</text:p>
          </table:table-cell>
          <table:table-cell office:value-type="string" calcext:value-type="string">
            <text:p>Saff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jané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268" calcext:value-type="float">
            <text:p>268</text:p>
          </table:table-cell>
          <table:table-cell office:value-type="string" calcext:value-type="string">
            <text:p>Adama 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7-19" calcext:value-type="date">
            <text:p>19/07/2011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float" office:value="358" calcext:value-type="float">
            <text:p>358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3-05" calcext:value-type="date">
            <text:p>05/03/2011</text:p>
          </table:table-cell>
          <table:table-cell office:value-type="string" calcext:value-type="string">
            <text:p>Siak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Djeneb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float" office:value="309" calcext:value-type="float">
            <text:p>309</text:p>
          </table:table-cell>
          <table:table-cell office:value-type="string" calcext:value-type="string">
            <text:p>Amady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6-18" calcext:value-type="date">
            <text:p>18/06/2011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Bouaré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08-06-16" calcext:value-type="date">
            <text:p>16/06/2008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ouaré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float" office:value="173" calcext:value-type="float">
            <text:p>17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07-08-17" calcext:value-type="date">
            <text:p>17/08/2007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amaké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279" calcext:value-type="float">
            <text:p>279</text:p>
          </table:table-cell>
          <table:table-cell office:value-type="string" calcext:value-type="string">
            <text:p>Fadoub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07-12-25" calcext:value-type="date">
            <text:p>25/12/2007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02:28.582157441</meta:creation-date>
    <dc:date>2022-10-10T12:04:58.858950318</dc:date>
    <meta:editing-duration>PT2M31S</meta:editing-duration>
    <meta:editing-cycles>1</meta:editing-cycles>
    <meta:document-statistic meta:table-count="1" meta:cell-count="561" meta:object-count="0"/>
    <meta:generator>LibreOffice/7.3.6.2$Linux_X86_64 LibreOffice_project/30$Build-2</meta:generator>
  </office:meta>
</office:document-meta>
</file>